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000000" style:font-name="arial" fo:font-size="9.75pt" fo:letter-spacing="normal" fo:font-style="normal" fo:font-weight="normal"/>
    </style:style>
    <style:style style:name="P2" style:family="paragraph" style:parent-style-name="Heading_20_4" style:list-style-name="L1">
      <style:paragraph-properties fo:margin-left="0.661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26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4"/><text:tab/>Charte graphique </text:p>
      <text:p text:style-name="Standard"/>
      <text:p text:style-name="Standard"/>
      <text:p text:style-name="Standard">Valeurs essentielles de la marque CA (Compagny) looking for fun!<text:tab/></text:p>
      <text:p text:style-name="Standard"><text:tab/> </text:p>
      <text:p text:style-name="Standard">Qualité principale : fun, ludique donc reconnaissable par le logo.</text:p>
      <text:p text:style-name="Standard"><text:s/></text:p>
      <text:p text:style-name="Standard"/>
      <text:p text:style-name="Standard"/>
      <text:p text:style-name="Standard">Texte :Black pour menu et <text:s/>pour le footer avec passage (hover) couleur ( white et light blue ) <text:s/>dans le footer pour mettre en valeur les différents élements recherché avec souris tout en préservant le contraste avec les couleurs <text:s/>tres présentent.</text:p>
      <text:p text:style-name="Standard">Police:Abril+Fatface,cursive.(Google Fonts) recherche police manuscrite pour effet "pédagogique", <text:s/></text:p>
      <text:p text:style-name="Standard">taille police ?</text:p>
      <text:p text:style-name="Standard">Fond du site : choix sur web gradient numéro :043 'New York' <text:s/>fond clair doux et dégradé <text:s/>pour contraste <text:s/>avec images <text:s/>et logo tres coloré </text:p>
      <text:p text:style-name="Standard">Element mobile: 102 'Happy Mémories' couleur orange:rappel <text:s/>créativité et esprit fun; 054 'Grown Early' <text:s/>fond vert : action et confiance.Rappel couleurs images pour harmonie.(Web gradients.com)</text:p>
      <text:p text:style-name="Standard">text animé pour susciter le clique et l' intéret</text:p>
      <text:p text:style-name="Standard">info courte et synthetique pour mieux retenir</text:p>
      <text:p text:style-name="Standard"/>
      <text:p text:style-name="Standard">http://ergonomie-web.</text:p>
      <text:p text:style-name="Standard"><text:s/></text:p>
      <text:h text:style-name="P1" text:outline-level="4">On a essaye de :</text:h>
      <text:list xml:id="list5266872808884104875" text:style-name="L1">
        <text:list-item>
          <text:list>
            <text:list-item>
              <text:list>
                <text:list-item>
                  <text:list>
                    <text:list-item>
                      <text:h text:style-name="P2" text:outline-level="4">Créer un fort contraste entre le texte et l'arrière-plan web</text:h>
                    </text:list-item>
                    <text:list-item>
                      <text:h text:style-name="P2" text:outline-level="4">Gérer l'espacement des lettres, des mots et des lignes</text:h>
                    </text:list-item>
                    <text:list-item>
                      <text:h text:style-name="P2" text:outline-level="4">Préférer les minuscules au majuscules</text:h>
                    </text:list-item>
                    <text:list-item>
                      <text:h text:style-name="P2" text:outline-level="4">Faire ressortir les éléments du texte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46M31S</meta:editing-duration>
    <meta:editing-cycles>10</meta:editing-cycles>
    <meta:generator>OpenOffice/4.1.10$Win32 OpenOffice.org_project/4110m2$Build-9807</meta:generator>
    <dc:date>2021-09-03T09:37:11.46</dc:date>
    <dc:creator>alice faydali</dc:creator>
    <meta:document-statistic meta:table-count="0" meta:image-count="0" meta:object-count="0" meta:page-count="1" meta:paragraph-count="20" meta:word-count="180" meta:character-count="1176"/>
    <meta:user-defined meta:name="Info 1"/>
    <meta:user-defined meta:name="Info 2"/>
    <meta:user-defined meta:name="Info 3"/>
    <meta:user-defined meta:name="Info 4"/>
  </office:meta>
</office:document-meta>
</file>